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DE0000007EC28C252286A8EF38.png" manifest:media-type="image/png"/>
  <manifest:file-entry manifest:full-path="Pictures/100000000000009200000061F37A49239E78335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000000" draw:textarea-vertical-align="middle" draw:auto-grow-height="false" fo:min-height="0cm" fo:min-width="0cm"/>
    </style:style>
    <style:style style:name="gr3" style:family="graphic" style:parent-style-name="standard">
      <style:graphic-properties draw:stroke="none" draw:fill-color="#dddddd" draw:textarea-vertical-align="middle" draw:auto-grow-height="false" fo:min-height="0cm" fo:min-width="0cm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186cm" fo:min-width="0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84cm" fo:min-width="0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5cm" fo:min-width="0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dddddd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3.915cm" svg:height="2.222cm" svg:x="2.485cm" svg:y="9.778cm">
          <draw:image xlink:href="Pictures/10000000000000DE0000007EC28C252286A8EF38.png" xlink:type="simple" xlink:show="embed" xlink:actuate="onLoad">
            <text:p/>
          </draw:image>
        </draw:frame>
        <draw:custom-shape draw:style-name="gr2" draw:text-style-name="P2" draw:layer="layout" svg:width="0.4cm" svg:height="0.4cm" svg:x="4.6cm" svg:y="10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3" draw:text-style-name="P3" draw:layer="layout" svg:width="0.4cm" svg:height="0.4cm" svg:x="5.1cm" svg:y="10.701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4" draw:text-style-name="P4" draw:layer="layout" svg:width="2.574cm" svg:height="1.71cm" svg:x="3.326cm" svg:y="12cm">
          <draw:image xlink:href="Pictures/100000000000009200000061F37A49239E783355.png" xlink:type="simple" xlink:show="embed" xlink:actuate="onLoad">
            <text:p/>
          </draw:image>
        </draw:frame>
        <draw:custom-shape draw:style-name="gr5" draw:text-style-name="P5" draw:layer="layout" svg:width="0.47cm" svg:height="0.47cm" svg:x="6.5cm" svg:y="12.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47cm" svg:height="0.47cm" svg:x="7.23cm" svg:y="12.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yout" svg:width="0.47cm" svg:height="0.47cm" svg:x="7.3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0.47cm" svg:height="0.47cm" svg:x="7.9cm" svg:y="11.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0.184cm" svg:height="0.248cm" draw:transform="rotate (-0.982794901798007) translate (8.22076944843823cm 11.7971540530351cm)" svg:viewBox="0 0 185 249" svg:d="M0 249c334-15 28-1 185-9l-129-240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06:31:22.874000000</meta:creation-date>
    <dc:date>2018-10-27T08:31:22.633000000</dc:date>
    <meta:editing-duration>PT13M6S</meta:editing-duration>
    <meta:editing-cycles>3</meta:editing-cycles>
    <meta:generator>LibreOffice/5.2.6.2$Windows_X86_64 LibreOffice_project/a3100ed2409ebf1c212f5048fbe377c281438fdc</meta:generator>
    <meta:document-statistic meta:object-count="9"/>
  </office:meta>
</office:document-meta>
</file>